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;[.J2])" office:value-type="float" office:value="66800" calcext:value-type="float">
            <text:p>668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33200" calcext:value-type="float">
            <text:p>332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2400" calcext:value-type="float">
            <text:p>12400</text:p>
          </table:table-cell>
          <table:table-cell/>
          <table:table-cell table:formula="of:=SUM([.K5:.K29])" office:value-type="float" office:value="195600" calcext:value-type="float">
            <text:p>195600</text:p>
          </table:table-cell>
          <table:table-cell table:number-columns-repeated="2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  <table:table-cell table:style-name="ce15" table:formula="of:=SUM([.B32:.F32])" office:value-type="float" office:value="20900" calcext:value-type="float">
            <text:p>209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9:.F59])" office:value-type="float" office:value="520.833333333333" calcext:value-type="float">
            <text:p>520.833333333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9:.F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];[.C59];[.E59];[.F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E59])" office:value-type="float" office:value="886.050724637681" calcext:value-type="float">
            <text:p>886.0507246377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9:.F59])" office:value-type="float" office:value="886.050724637681" calcext:value-type="float">
            <text:p>886.0507246377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Zori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9:.F59])" office:value-type="float" office:value="886.050724637681" calcext:value-type="float">
            <text:p>886.0507246377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20900" calcext:value-type="float">
            <text:p>20900</text:p>
          </table:table-cell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9:49:45.694885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6T10:49:10.265731888</dc:date>
    <meta:editing-duration>P9DT7H26M21S</meta:editing-duration>
    <meta:editing-cycles>2937</meta:editing-cycles>
    <meta:generator>LibreOffice/4.2.8.2$Linux_X86_64 LibreOffice_project/420m0$Build-2</meta:generator>
    <meta:document-statistic meta:table-count="17" meta:cell-count="7913" meta:object-count="0"/>
  </office:meta>
</office:document-meta>
</file>